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67086" officeooo:paragraph-rsid="0056708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style="italic" style:text-underline-style="none" fo:font-weight="normal" officeooo:rsid="005903b7" officeooo:paragraph-rsid="005903b7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5a946e" officeooo:paragraph-rsid="005a946e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officeooo:paragraph-rsid="003cc1ae"/>
    </style:style>
    <style:style style:name="P6" style:family="paragraph" style:parent-style-name="Standard">
      <style:paragraph-properties fo:text-align="start" style:justify-single-word="false"/>
      <style:text-properties officeooo:paragraph-rsid="00604678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19eb27" officeooo:paragraph-rsid="001c0208" style:font-size-asian="12pt" style:font-style-asian="italic" style:font-weight-asian="normal" style:font-name-complex="DejaVu Sans Condensed2" style:font-size-complex="12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3f1dff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410812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4399b5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6751c5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62ca59"/>
    </style:style>
    <style:style style:name="P13" style:family="paragraph" style:parent-style-name="Standard">
      <style:paragraph-properties fo:text-align="start" style:justify-single-word="false"/>
      <style:text-properties officeooo:paragraph-rsid="006c582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5903b7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410812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422939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51437a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4a298c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4399b5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f1dff" officeooo:paragraph-rsid="005903b7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f1dff" officeooo:paragraph-rsid="003f1dff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10812" officeooo:paragraph-rsid="005903b7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10812" officeooo:paragraph-rsid="00410812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5216d" officeooo:paragraph-rsid="0060f2ec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22939" officeooo:paragraph-rsid="00422939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f454d" officeooo:paragraph-rsid="004f454d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903b7" officeooo:paragraph-rsid="005903b7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df129" officeooo:paragraph-rsid="005df129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cc1ae" officeooo:paragraph-rsid="006c457f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style="italic" style:text-underline-style="none" fo:font-weight="normal" officeooo:rsid="004399b5" officeooo:paragraph-rsid="004399b5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style="italic" fo:font-weight="normal" officeooo:rsid="004399b5" officeooo:paragraph-rsid="004399b5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DejaVu Sans Condensed1" officeooo:rsid="00410812" officeooo:paragraph-rsid="0050ef03"/>
    </style:style>
    <style:style style:name="P3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399b5" officeooo:paragraph-rsid="0051437a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51dd27" officeooo:paragraph-rsid="0051dd27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c582d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c582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e264" style:font-weight-asian="bold" style:font-weight-complex="bold"/>
    </style:style>
    <style:style style:name="T3" style:family="text">
      <style:text-properties fo:font-weight="bold" officeooo:rsid="00410812" style:font-weight-asian="bold" style:font-weight-complex="bold"/>
    </style:style>
    <style:style style:name="T4" style:family="text">
      <style:text-properties fo:font-weight="bold" officeooo:rsid="0054803e" style:font-weight-asian="bold" style:font-weight-complex="bold"/>
    </style:style>
    <style:style style:name="T5" style:family="text">
      <style:text-properties fo:font-weight="bold" officeooo:rsid="003f1dff" style:font-weight-asian="bold" style:font-weight-complex="bold"/>
    </style:style>
    <style:style style:name="T6" style:family="text">
      <style:text-properties fo:font-weight="bold" officeooo:rsid="004a298c" style:font-weight-asian="bold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410812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a298c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22939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4399b5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48be85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5a946e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5f6438" style:font-size-asian="12pt" style:font-weight-asian="normal" style:font-size-complex="12pt" style:font-weight-complex="normal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cc1ae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10812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4a298c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399b5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5a946e" style:font-size-asian="12pt" style:font-weight-asian="bold" style:font-size-complex="12pt" style:font-weight-complex="bold"/>
    </style:style>
    <style:style style:name="T21" style:family="text">
      <style:text-properties officeooo:rsid="004399b5"/>
    </style:style>
    <style:style style:name="T22" style:family="text">
      <style:text-properties officeooo:rsid="0047e264"/>
    </style:style>
    <style:style style:name="T23" style:family="text">
      <style:text-properties officeooo:rsid="004a298c"/>
    </style:style>
    <style:style style:name="T24" style:family="text">
      <style:text-properties style:text-line-through-style="none" style:text-line-through-type="none" fo:font-size="12pt" fo:font-weight="normal" officeooo:rsid="0051437a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4399b5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bold" officeooo:rsid="004399b5" style:font-size-asian="12pt" style:font-weight-asian="bold" style:font-size-complex="12pt" style:font-weight-complex="bold"/>
    </style:style>
    <style:style style:name="T27" style:family="text">
      <style:text-properties officeooo:rsid="0051437a"/>
    </style:style>
    <style:style style:name="T28" style:family="text">
      <style:text-properties officeooo:rsid="0054803e"/>
    </style:style>
    <style:style style:name="T29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584c91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422939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410812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4399b5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62ca59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6511cc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3f1dff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670dd1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6751c5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686354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693b95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6a4881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normal" officeooo:rsid="00410812" style:font-size-asian="12pt" style:font-weight-asian="normal" style:font-size-complex="12pt" style:font-weight-complex="normal"/>
    </style:style>
    <style:style style:name="T43" style:family="text">
      <style:text-properties style:font-name="DejaVu Sans Condensed1" fo:font-size="12pt" fo:font-weight="normal" officeooo:rsid="00422939" style:font-size-asian="12pt" style:font-weight-asian="normal" style:font-size-complex="12pt" style:font-weight-complex="normal"/>
    </style:style>
    <style:style style:name="T44" style:family="text">
      <style:text-properties style:font-name="DejaVu Sans Condensed1" fo:font-size="12pt" fo:font-weight="normal" officeooo:rsid="004f38fa" style:font-size-asian="12pt" style:font-weight-asian="normal" style:font-size-complex="12pt" style:font-weight-complex="normal"/>
    </style:style>
    <style:style style:name="T45" style:family="text">
      <style:text-properties style:font-name="DejaVu Sans Condensed1" fo:font-size="12pt" fo:font-weight="normal" officeooo:rsid="005d5bd9" style:font-size-asian="12pt" style:font-weight-asian="normal" style:font-size-complex="12pt" style:font-weight-complex="normal"/>
    </style:style>
    <style:style style:name="T46" style:family="text">
      <style:text-properties style:font-name="DejaVu Sans Condensed1" fo:font-size="12pt" fo:font-weight="normal" officeooo:rsid="004399b5" style:font-size-asian="12pt" style:font-weight-asian="normal" style:font-size-complex="12pt" style:font-weight-complex="normal"/>
    </style:style>
    <style:style style:name="T47" style:family="text">
      <style:text-properties style:font-name="DejaVu Sans Condensed1" fo:font-size="12pt" fo:font-weight="normal" officeooo:rsid="003f1dff" style:font-size-asian="12pt" style:font-weight-asian="normal" style:font-size-complex="12pt" style:font-weight-complex="normal"/>
    </style:style>
    <style:style style:name="T48" style:family="text">
      <style:text-properties style:font-name="DejaVu Sans Condensed1" fo:font-size="12pt" fo:font-weight="normal" officeooo:rsid="006751c5" style:font-size-asian="12pt" style:font-weight-asian="normal" style:font-size-complex="12pt" style:font-weight-complex="normal"/>
    </style:style>
    <style:style style:name="T49" style:family="text">
      <style:text-properties style:font-name="DejaVu Sans Condensed1" fo:font-size="12pt" fo:font-weight="normal" officeooo:rsid="0062ca59" style:font-size-asian="12pt" style:font-weight-asian="normal" style:font-size-complex="12pt" style:font-weight-complex="normal"/>
    </style:style>
    <style:style style:name="T50" style:family="text">
      <style:text-properties style:font-name="DejaVu Sans Condensed1" fo:font-size="12pt" fo:font-weight="normal" officeooo:rsid="006896cf" style:font-size-asian="12pt" style:font-weight-asian="normal" style:font-size-complex="12pt" style:font-weight-complex="normal"/>
    </style:style>
    <style:style style:name="T51" style:family="text">
      <style:text-properties style:font-name="DejaVu Sans Condensed1" fo:font-size="12pt" fo:font-weight="normal" officeooo:rsid="00646631" style:font-size-asian="12pt" style:font-weight-asian="normal" style:font-size-complex="12pt" style:font-weight-complex="normal"/>
    </style:style>
    <style:style style:name="T52" style:family="text">
      <style:text-properties style:font-name="DejaVu Sans Condensed1" fo:font-size="12pt" fo:font-style="italic" style:text-underline-style="none" fo:font-weight="normal" officeooo:rsid="005903b7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DejaVu Sans Condensed1" fo:font-size="12pt" fo:font-style="italic" style:text-underline-style="none" fo:font-weight="normal" officeooo:rsid="00604678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officeooo:rsid="005903b7"/>
    </style:style>
    <style:style style:name="T55" style:family="text">
      <style:text-properties officeooo:rsid="00410812"/>
    </style:style>
    <style:style style:name="T56" style:family="text">
      <style:text-properties officeooo:rsid="005d5bd9"/>
    </style:style>
    <style:style style:name="T57" style:family="text">
      <style:text-properties officeooo:rsid="00604678"/>
    </style:style>
    <style:style style:name="T58" style:family="text">
      <style:text-properties officeooo:rsid="00646631"/>
    </style:style>
    <style:style style:name="T59" style:family="text">
      <style:text-properties officeooo:rsid="006896cf"/>
    </style:style>
    <style:style style:name="T6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5">1<text:span text:style-name="T60">xx</text:span> - Controls</text:p>
          </table:table-cell>
          <table:table-cell table:style-name="Table1.B1" office:value-type="string">
            <text:p text:style-name="P36">2xx - Ground</text:p>
          </table:table-cell>
          <table:table-cell table:style-name="Table1.C1" office:value-type="string">
            <text:p text:style-name="P36">3xx - Flight</text:p>
          </table:table-cell>
          <table:table-cell table:style-name="Table1.C1" office:value-type="string">
            <text:p text:style-name="P36">4xx - A2A</text:p>
          </table:table-cell>
          <table:table-cell table:style-name="Table1.C1" office:value-type="string">
            <text:p text:style-name="P36">5xx - A2G</text:p>
          </table:table-cell>
          <table:table-cell table:style-name="Table1.F1" office:value-type="string">
            <text:p text:style-name="P36">6xx - Misc</text:p>
          </table:table-cell>
        </table:table-row>
      </table:table>
      <text:p text:style-name="P13"><text:span text:style-name="T35">2</text:span><text:span text:style-name="T39">0</text:span><text:span text:style-name="T35">1</text:span><text:span text:style-name="T29"> - </text:span><text:span text:style-name="T40">Ground -</text:span><text:span text:style-name="T41"> </text:span><text:span text:style-name="T30">Cold Start</text:span></text:p>
      <text:p text:style-name="P7"/>
      <text:p text:style-name="P7">(manual is much faster than auto)</text:p>
      <text:p text:style-name="P5"><text:span text:style-name="T16">Cold Start </text:span><text:span text:style-name="T17">using Direct Engine Start (no separate APU start)</text:span></text:p>
      <text:list xml:id="list3641369271" text:style-name="L1">
        <text:list-item>
          <text:p text:style-name="P8"><text:span text:style-name="T36">Canopy</text:span><text:span text:style-name="T47"> ... </text:span><text:span text:style-name="T36">Close</text:span><text:span text:style-name="T47"> (</text:span><text:span text:style-name="T37">shift-</text:span><text:span text:style-name="T36">T7 </text:span><text:span text:style-name="T37">forward</text:span><text:span text:style-name="T47">)</text:span></text:p>
        </text:list-item>
      </text:list>
      <text:p text:style-name="P3">Left console <text:span text:style-name="T57">behind throttle</text:span>, back to front:</text:p>
      <text:list xml:id="list220044644624709" text:continue-numbering="true" text:style-name="L1">
        <text:list-item>
          <text:p text:style-name="P14"><text:span text:style-name="T17">Fuel Shutoff Lever</text:span><text:span text:style-name="T8"> ... </text:span><text:span text:style-name="T17">DOWN</text:span><text:span text:style-name="T8"> </text:span><text:span text:style-name="T14">(big yellow lever on back wall)</text:span></text:p>
        </text:list-item>
        <text:list-item>
          <text:p text:style-name="P20"><text:span text:style-name="T3">DECS</text:span><text:span text:style-name="T55"> switch ... </text:span><text:span text:style-name="T3">ON</text:span><text:span text:style-name="T55"> </text:span><text:span text:style-name="T56">(just above Fuel Shutoff Lever)</text:span></text:p>
        </text:list-item>
        <text:list-item>
          <text:p text:style-name="P21"><text:span text:style-name="T1">OXY</text:span> <text:span text:style-name="T21">(Oxygen) </text:span>switch ... <text:span text:style-name="T1">OXY</text:span> (forward position)</text:p>
        </text:list-item>
        <text:list-item>
          <text:p text:style-name="P20"><text:span text:style-name="T1">PUMP </text:span>(fuel pump)<text:span text:style-name="T1"> switches </text:span>...<text:span text:style-name="T1"> NORM</text:span> (forward position)</text:p>
        </text:list-item>
      </text:list>
      <text:p text:style-name="P6"><text:span text:style-name="T52">Left console </text:span><text:span text:style-name="T53">in front of throttle</text:span><text:span text:style-name="T52">, back to front:</text:span></text:p>
      <text:list xml:id="list220045437169356" text:continue-numbering="true" text:style-name="L1">
        <text:list-item>
          <text:p text:style-name="P21"><text:span text:style-name="T1">RPS/YAW</text:span> switch ... <text:span text:style-name="T1">ON</text:span> (middle position)</text:p>
        </text:list-item>
        <text:list-item>
          <text:p text:style-name="P21"><text:span text:style-name="T1">ANTISKID</text:span> switch ... <text:span text:style-name="T1">ON</text:span> (middle position)</text:p>
        </text:list-item>
        <text:list-item>
          <text:p text:style-name="P22"><text:span text:style-name="T4">Flaps Power </text:span><text:span text:style-name="T5">switch ... ON</text:span> (middle position) (<text:span text:style-name="T28">under flaps switch</text:span>)</text:p>
        </text:list-item>
      </text:list>
      <text:p text:style-name="P4">Positions as noted:</text:p>
      <text:list xml:id="list220045063230175" text:continue-numbering="true" text:style-name="L1">
        <text:list-item>
          <text:p text:style-name="P23"><text:span text:style-name="T1">BATT</text:span> switch ... <text:span text:style-name="T2">BATT</text:span><text:span text:style-name="T22"> (forward position) (right console front)</text:span></text:p>
        </text:list-item>
        <text:list-item>
          <text:p text:style-name="P15"><text:span text:style-name="T20">L</text:span><text:span text:style-name="T17">eft and </text:span><text:span text:style-name="T20">R</text:span><text:span text:style-name="T17">ight MFDs, HUD, </text:span><text:span text:style-name="T18">and UFC </text:span><text:span text:style-name="T9">..</text:span><text:span text:style-name="T8">. </text:span><text:span text:style-name="T20">ON</text:span><text:span text:style-name="T13"> </text:span><text:span text:style-name="T12">(HUD knob is under UFC with other HUD controls)</text:span></text:p>
        </text:list-item>
        <text:list-item>
          <text:p text:style-name="P24"><text:span text:style-name="T6">Throttle</text:span><text:span text:style-name="T23"> ... </text:span><text:span text:style-name="T6">Fully Aft</text:span><text:span text:style-name="T23"> (if you push it past the idle detent, press </text:span><text:span text:style-name="T6">Bottom Thumb Button</text:span><text:span text:style-name="T23"> to pull it back)</text:span></text:p>
        </text:list-item>
        <text:list-item>
          <text:p text:style-name="P15"><text:span text:style-name="T18">ENG ST</text:span><text:span text:style-name="T9"> (</text:span><text:span text:style-name="T8">Engine Start</text:span><text:span text:style-name="T9">)</text:span><text:span text:style-name="T8"> </text:span><text:span text:style-name="T9">s</text:span><text:span text:style-name="T8">witch ... </text:span><text:span text:style-name="T17">ENG</text:span><text:span text:style-name="T8"> (right console front)</text:span></text:p>
        </text:list-item>
        <text:list-item>
          <text:p text:style-name="P9"><text:span text:style-name="T42">At </text:span><text:span text:style-name="T31">9</text:span><text:span text:style-name="T32">% RPM</text:span><text:span text:style-name="T42"> ... </text:span><text:span text:style-name="T32">Throttle to Idle</text:span><text:span text:style-name="T42"> (</text:span><text:span text:style-name="T43">push throttle </text:span><text:span text:style-name="T44">forward over detent, then pull back </text:span><text:span text:style-name="T45">to detent</text:span><text:span text:style-name="T42">)</text:span></text:p>
        </text:list-item>
        <text:list-item>
          <text:p text:style-name="P25">Engine should stabilize at about 28-29% RPM.</text:p>
        </text:list-item>
        <text:list-item>
          <text:p text:style-name="P25"><text:span text:style-name="T1">Master Warning</text:span> light ... <text:span text:style-name="T1">Reset</text:span> <text:span text:style-name="T54">if needed </text:span>(press)</text:p>
        </text:list-item>
        <text:list-item>
          <text:p text:style-name="P32"><text:span text:style-name="T15">Nozzle position lever</text:span><text:span text:style-name="T7"> ... </text:span><text:span text:style-name="T15">10 degrees</text:span></text:p>
        </text:list-item>
        <text:list-item>
          <text:p text:style-name="P25"><text:span text:style-name="T1">Ejection Seat</text:span> ... <text:span text:style-name="T1">Arm</text:span> (push down lever sticking forward out of right hand side of seatback)</text:p>
        </text:list-item>
        <text:list-item>
          <text:p text:style-name="P26"><text:span text:style-name="T1">Left MFD</text:span> ... <text:span text:style-name="T1">EHSD</text:span> page (<text:span text:style-name="T1">Dish Hat left</text:span>)</text:p>
        </text:list-item>
        <text:list-item>
          <text:p text:style-name="P25">Align INS (using <text:span text:style-name="T27">SAVED HEADING or </text:span>PRE-ALIGNED setting in Special settings tab):</text:p>
          <text:p text:style-name="P30">Ground alignment</text:p>
          <text:list>
            <text:list-item>
              <text:p text:style-name="P25"><text:span text:style-name="T1">INS</text:span> knob ... <text:span text:style-name="T1">INS GND</text:span> <text:span text:style-name="T23">(center console bottom)</text:span></text:p>
            </text:list-item>
            <text:list-item>
              <text:p text:style-name="P16"><text:span text:style-name="T10">W</text:span><text:span text:style-name="T11">hen EHS</text:span><text:span text:style-name="T9">D</text:span><text:span text:style-name="T11"> page shows </text:span><text:span text:style-name="T19">QUAL 0.7 OK</text:span><text:span text:style-name="T11">, set INS knob to </text:span><text:span text:style-name="T19">IFA</text:span><text:span text:style-name="T11"> if year is 1986 or later, or </text:span><text:span text:style-name="T19">NAV</text:span><text:span text:style-name="T11"> if earlier</text:span></text:p>
            </text:list-item>
          </text:list>
          <text:p text:style-name="P31">Carrier alignment</text:p>
        </text:list-item>
      </text:list>
      <text:list text:style-name="L2">
        <text:list-item>
          <text:list>
            <text:list-item>
              <text:p text:style-name="P17"><text:span text:style-name="T24">Only if using SAVED HEADING: </text:span><text:span text:style-name="T26">Ground crew</text:span><text:span text:style-name="T25"> .. </text:span><text:span text:style-name="T26">Ground Electric Power Connect</text:span><text:span text:style-name="T25"> (connects SINS data cables)</text:span></text:p>
            </text:list-item>
            <text:list-item>
              <text:p text:style-name="P18"><text:span text:style-name="T19">INS</text:span><text:span text:style-name="T11"> knob ... </text:span><text:span text:style-name="T19">SEA</text:span><text:span text:style-name="T10"> </text:span><text:span text:style-name="T9">(center console bottom)</text:span></text:p>
            </text:list-item>
            <text:list-item>
              <text:p text:style-name="P19"><text:span text:style-name="T10">W</text:span><text:span text:style-name="T11">hen EHS</text:span><text:span text:style-name="T9">D</text:span><text:span text:style-name="T11"> page shows </text:span><text:span text:style-name="T19">QUAL 0.7 OK</text:span><text:span text:style-name="T11">, set INS knob to </text:span><text:span text:style-name="T19">IFA</text:span><text:span text:style-name="T11"> if year is 1986 or later, or </text:span><text:span text:style-name="T19">NAV</text:span><text:span text:style-name="T11"> if earlier</text:span></text:p>
            </text:list-item>
            <text:list-item>
              <text:p text:style-name="P33"><text:span text:style-name="T27">Only if using SAVED HEADING: </text:span><text:span text:style-name="T1">Ground crew</text:span> ... <text:span text:style-name="T1">Ground Electric Power Disconnect</text:span></text:p>
            </text:list-item>
          </text:list>
          <text:p text:style-name="P34">After setting INS to IFA/NAV, Master Caution INS warning should go away on its own in a few seconds.</text:p>
        </text:list-item>
      </text:list>
      <text:list xml:id="list220044673687473" text:continue-list="list220045063230175" text:style-name="L1">
        <text:list-item>
          <text:p text:style-name="P10"><text:span text:style-name="T33">FLIR</text:span><text:span text:style-name="T46"> switch ... </text:span><text:span text:style-name="T34">FLIR</text:span><text:span text:style-name="T46"> (center console bottom)</text:span></text:p>
        </text:list-item>
        <text:list-item>
          <text:p text:style-name="P10"><text:span text:style-name="T33">DMT</text:span><text:span text:style-name="T46"> switch ... </text:span><text:span text:style-name="T34">DMT</text:span><text:span text:style-name="T46"> (center console bottom)</text:span></text:p>
        </text:list-item>
        <text:list-item>
          <text:p text:style-name="P11"><text:span text:style-name="T33">PROBE HEAT</text:span><text:span text:style-name="T46"> switch ... </text:span><text:span text:style-name="T38">AUTO</text:span><text:span text:style-name="T48">, or </text:span><text:span text:style-name="T34">PRB HT</text:span><text:span text:style-name="T46"> </text:span><text:span text:style-name="T48">if near freezing at ground level </text:span><text:span text:style-name="T46">(center console bottom)</text:span></text:p>
        </text:list-item>
        <text:list-item>
          <text:p text:style-name="P27"><text:span text:style-name="T1">Radios 1</text:span> and <text:span text:style-name="T1">2</text:span> ... <text:span text:style-name="T1">ON</text:span> and adjust volume (UFC)</text:p>
        </text:list-item>
        <text:list-item>
          <text:p text:style-name="P12"><text:span text:style-name="T34">ICS Ground Volume</text:span><text:span text:style-name="T49"> knob</text:span><text:span text:style-name="T50"> (larger outer knob)</text:span><text:span text:style-name="T49"> ... </text:span><text:span text:style-name="T34">ON</text:span><text:span text:style-name="T49"> and adjust volume (</text:span><text:span text:style-name="T50">Bitchin Betty volume, maybe other sounds</text:span><text:span text:style-name="T49">) </text:span><text:span text:style-name="T51">(right console middle)</text:span></text:p>
        </text:list-item>
        <text:list-item>
          <text:p text:style-name="P28"><text:span text:style-name="T1">ICS Aux Volume</text:span> knob<text:span text:style-name="T59"> (smaller inner knob)</text:span> ... <text:span text:style-name="T1">ON</text:span> and adjust volume (volume for Sidewinder and Sidearm) (right <text:span text:style-name="T58">console elbow</text:span>)</text:p>
        </text:list-item>
        <text:list-item>
          <text:p text:style-name="P29"><text:span text:style-name="T1">Ground crew</text:span> ... <text:span text:style-name="T1">Remove wheel chocks</text:span></text:p>
        </text:list-item>
      </text:list>
      <text:p text:style-name="P1"/>
      <text:p text:style-name="P2">Proceed with pre-flight checklist on next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29M46S</meta:editing-duration>
    <meta:editing-cycles>79</meta:editing-cycles>
    <meta:generator>LibreOffice/7.4.5.1$Windows_X86_64 LibreOffice_project/9c0871452b3918c1019dde9bfac75448afc4b57f</meta:generator>
    <dc:date>2023-03-17T22:00:43.198000000</dc:date>
    <meta:document-statistic meta:table-count="1" meta:image-count="0" meta:object-count="0" meta:page-count="1" meta:paragraph-count="48" meta:word-count="489" meta:character-count="2653" meta:non-whitespace-character-count="2244"/>
  </office:meta>
</office:document-meta>
</file>